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"/>
      <style:map style:condition="cell-content()=&quot;x&quot;" style:apply-style-name="Untitled2" style:base-cell-address="Sheet1.D6"/>
      <style:map style:condition="cell-content()=0" style:apply-style-name="Untitled1" style:base-cell-address="Sheet1.D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26"/>
      <style:map style:condition="cell-content()=&quot;x&quot;" style:apply-style-name="Untitled2" style:base-cell-address="Sheet1.D26"/>
      <style:map style:condition="cell-content()=0" style:apply-style-name="Untitled1" style:base-cell-address="Sheet1.D2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46"/>
      <style:map style:condition="cell-content()=&quot;x&quot;" style:apply-style-name="Untitled2" style:base-cell-address="Sheet1.D46"/>
      <style:map style:condition="cell-content()=0" style:apply-style-name="Untitled1" style:base-cell-address="Sheet1.D4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7"/>
      <style:map style:condition="cell-content()=&quot;x&quot;" style:apply-style-name="Untitled2" style:base-cell-address="Sheet1.E7"/>
      <style:map style:condition="cell-content()=0" style:apply-style-name="Untitled1" style:base-cell-address="Sheet1.E7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7"/>
      <style:map style:condition="cell-content()=&quot;x&quot;" style:apply-style-name="Untitled2" style:base-cell-address="Sheet1.F7"/>
      <style:map style:condition="cell-content()=0" style:apply-style-name="Untitled1" style:base-cell-address="Sheet1.F7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46"/>
      <style:map style:condition="cell-content()=&quot;x&quot;" style:apply-style-name="Untitled2" style:base-cell-address="Sheet1.F46"/>
      <style:map style:condition="cell-content()=0" style:apply-style-name="Untitled1" style:base-cell-address="Sheet1.F46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7"/>
      <style:map style:condition="cell-content()=&quot;x&quot;" style:apply-style-name="Untitled2" style:base-cell-address="Sheet1.G7"/>
      <style:map style:condition="cell-content()=0" style:apply-style-name="Untitled1" style:base-cell-address="Sheet1.G7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46"/>
      <style:map style:condition="cell-content()=&quot;x&quot;" style:apply-style-name="Untitled2" style:base-cell-address="Sheet1.G46"/>
      <style:map style:condition="cell-content()=0" style:apply-style-name="Untitled1" style:base-cell-address="Sheet1.G46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7"/>
      <style:map style:condition="cell-content()=&quot;x&quot;" style:apply-style-name="Untitled2" style:base-cell-address="Sheet1.H7"/>
      <style:map style:condition="cell-content()=0" style:apply-style-name="Untitled1" style:base-cell-address="Sheet1.H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7"/>
      <style:map style:condition="cell-content()=&quot;x&quot;" style:apply-style-name="Untitled2" style:base-cell-address="Sheet1.I7"/>
      <style:map style:condition="cell-content()=0" style:apply-style-name="Untitled1" style:base-cell-address="Sheet1.I7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7"/>
      <style:map style:condition="cell-content()=&quot;x&quot;" style:apply-style-name="Untitled2" style:base-cell-address="Sheet1.J7"/>
      <style:map style:condition="cell-content()=0" style:apply-style-name="Untitled1" style:base-cell-address="Sheet1.J7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7"/>
      <style:map style:condition="cell-content()=&quot;x&quot;" style:apply-style-name="Untitled2" style:base-cell-address="Sheet1.K7"/>
      <style:map style:condition="cell-content()=0" style:apply-style-name="Untitled1" style:base-cell-address="Sheet1.K7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7"/>
      <style:map style:condition="cell-content()=&quot;x&quot;" style:apply-style-name="Untitled2" style:base-cell-address="Sheet1.L7"/>
      <style:map style:condition="cell-content()=0" style:apply-style-name="Untitled1" style:base-cell-address="Sheet1.L7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7"/>
      <style:map style:condition="cell-content()=&quot;x&quot;" style:apply-style-name="Untitled2" style:base-cell-address="Sheet1.M7"/>
      <style:map style:condition="cell-content()=0" style:apply-style-name="Untitled1" style:base-cell-address="Sheet1.M7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6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7"/>
      <style:map style:condition="cell-content()=&quot;x&quot;" style:apply-style-name="Untitled2" style:base-cell-address="Sheet1.N7"/>
      <style:map style:condition="cell-content()=0" style:apply-style-name="Untitled1" style:base-cell-address="Sheet1.N7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6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7"/>
      <style:map style:condition="cell-content()=&quot;x&quot;" style:apply-style-name="Untitled2" style:base-cell-address="Sheet1.O7"/>
      <style:map style:condition="cell-content()=0" style:apply-style-name="Untitled1" style:base-cell-address="Sheet1.O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Instruction Decode (ID) ROM:</text:p>
          </table:table-cell>
          <table:table-cell table:style-name="ce1"/>
          <table:table-cell table:style-name="Default"/>
          <table:table-cell table:style-name="ce5" table:formula="of:=CONCATENATE([.C6];&quot; &quot;;[.C7];&quot; &quot;;[.C8];&quot; &quot;;[.C9];&quot; &quot;;[.C10];&quot; &quot;;[.C11];&quot; &quot;;[.C12];&quot; &quot;;[.C13];&quot; &quot;;[.C14];&quot; &quot;;[.C15];&quot; &quot;;[.C16];&quot; &quot;;[.C17];&quot; &quot;;[.C18];&quot; &quot;;[.C19];&quot; &quot;;[.C20];&quot; &quot;;[.C21])" office:value-type="string" office:string-value="018 003 180 381 932 003 082 243 000 002 000 000 036 000 180 000" calcext:value-type="string" table:number-columns-spanned="12" table:number-rows-spanned="1">
            <text:p>018 003 180 381 932 003 082 243 000 002 000 000 036 000 180 000</text:p>
          </table:table-cell>
          <table:covered-table-cell table:number-columns-repeated="3" table:style-name="Default"/>
          <table:covered-table-cell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office:value-type="string" calcext:value-type="string">
            <text:p>chooseB[1]</text:p>
          </table:table-cell>
          <table:table-cell office:value-type="string" calcext:value-type="string">
            <text:p>chooseB[0]</text:p>
          </table:table-cell>
          <table:table-cell office:value-type="string" calcext:value-type="string">
            <text:p>brUncond</text:p>
          </table:table-cell>
          <table:table-cell office:value-type="string" calcext:value-type="string">
            <text:p>brEn</text:p>
          </table:table-cell>
          <table:table-cell office:value-type="string" calcext:value-type="string">
            <text:p>brType[1]</text:p>
          </table:table-cell>
          <table:table-cell office:value-type="string" calcext:value-type="string">
            <text:p>brType[0]</text:p>
          </table:table-cell>
          <table:table-cell office:value-type="string" calcext:value-type="string">
            <text:p>needRy</text:p>
          </table:table-cell>
          <table:table-cell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36" calcext:value-type="string">
            <text:p>036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1];[.E21];[.F21];[.G21]);&quot;x&quot;;&quot;0&quot;);1)&amp;BIN2HEX(SUBSTITUTE(CONCATENATE([.H21];[.I21];[.J21];[.K21]); &quot;x&quot;; &quot;0&quot;);1)&amp;BIN2HEX(SUBSTITUTE(CONCATENATE([.L21];[.M21];[.N21];[.O21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Execute (EX) ROM:</text:p>
          </table:table-cell>
          <table:table-cell table:style-name="ce1"/>
          <table:table-cell table:style-name="Default"/>
          <table:table-cell table:style-name="ce5" table:formula="of:=CONCATENATE([.C26];&quot; &quot;;[.C27];&quot; &quot;;[.C28];&quot; &quot;;[.C29];&quot; &quot;;[.C30];&quot; &quot;;[.C31];&quot; &quot;;[.C32];&quot; &quot;;[.C33];&quot; &quot;;[.C34];&quot; &quot;;[.C35];&quot; &quot;;[.C36];&quot; &quot;;[.C37];&quot; &quot;;[.C38];&quot; &quot;;[.C39];&quot; &quot;;[.C40];&quot; &quot;;[.C41])" office:value-type="string" office:string-value="0 1 2 0 D 5 2 0 0 9 0 0 0 0 1 0" calcext:value-type="string" table:number-columns-spanned="4" table:number-rows-spanned="1">
            <text:p>0 1 2 0 D 5 2 0 0 9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op[1]</text:p>
          </table:table-cell>
          <table:table-cell table:style-name="Default" office:value-type="string" calcext:value-type="string">
            <text:p>op[0]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26];[.E26];[.F26];[.G2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27];[.E27];[.F27];[.G27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28];[.E28];[.F28];[.G28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29];[.E29];[.F29];[.G29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30];[.E30];[.F30];[.G30]);&quot;x&quot;;&quot;0&quot;);1))" office:value-type="string" office:string-value="D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31];[.E31];[.F31];[.G31]);&quot;x&quot;;&quot;0&quot;);1))" office:value-type="string" office:string-value="5" calcext:value-type="string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32];[.E32];[.F32];[.G32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33];[.E33];[.F33];[.G33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34];[.E34];[.F34];[.G34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35];[.E35];[.F35];[.G35]);&quot;x&quot;;&quot;0&quot;);1))" office:value-type="string" office:string-value="9" calcext:value-type="string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36];[.E36];[.F36];[.G3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37];[.E37];[.F37];[.G37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38];[.E38];[.F38];[.G38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39];[.E39];[.F39];[.G39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40];[.E40];[.F40];[.G40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41];[.E41];[.F41];[.G41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Execute (EX) ROM:</text:p>
          </table:table-cell>
          <table:table-cell table:style-name="ce1"/>
          <table:table-cell table:style-name="Default"/>
          <table:table-cell table:style-name="ce5" table:formula="of:=CONCATENATE([.C46];&quot; &quot;;[.C47];&quot; &quot;;[.C48];&quot; &quot;;[.C49];&quot; &quot;;[.C50];&quot; &quot;;[.C51];&quot; &quot;;[.C52];&quot; &quot;;[.C53];&quot; &quot;;[.C54];&quot; &quot;;[.C55];&quot; &quot;;[.C56];&quot; &quot;;[.C57];&quot; &quot;;[.C58];&quot; &quot;;[.C59];&quot; &quot;;[.C60];&quot; &quot;;[.C61])" office:value-type="string" office:string-value="0 1 7 2 1 1 7 2 0 1 0 0 0 0 1 0" calcext:value-type="string" table:number-columns-spanned="4" table:number-rows-spanned="1">
            <text:p>0 1 7 2 1 1 7 2 0 1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(unused)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46];[.E46];[.F46];[.G4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47];[.E47];[.F47];[.G47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48];[.E48];[.F48];[.G48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49];[.E49];[.F49];[.G49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50];[.E50];[.F50];[.G5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51];[.E51];[.F51];[.G51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52];[.E52];[.F52];[.G52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53];[.E53];[.F53];[.G53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54];[.E54];[.F54];[.G54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55];[.E55];[.F55];[.G55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56];[.E56];[.F56];[.G5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57];[.E57];[.F57];[.G57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58];[.E58];[.F58];[.G58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59];[.E59];[.F59];[.G59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60];[.E60];[.F60];[.G6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61];[.E61];[.F61];[.G61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number-columns-repeated="9"/>
        </table:table-row>
        <calcext:conditional-formats>
          <calcext:conditional-format calcext:target-range-address="Sheet1.N6:Sheet1.N6">
            <calcext:condition calcext:apply-style-name="Untitled1" calcext:value="=1" calcext:base-cell-address="Sheet1.N6"/>
          </calcext:conditional-format>
          <calcext:conditional-format calcext:target-range-address="Sheet1.M6:Sheet1.M6">
            <calcext:condition calcext:apply-style-name="Untitled1" calcext:value="=1" calcext:base-cell-address="Sheet1.M6"/>
          </calcext:conditional-format>
          <calcext:conditional-format calcext:target-range-address="Sheet1.D6:Sheet1.L6 Sheet1.D7:Sheet1.D21">
            <calcext:condition calcext:apply-style-name="Untitled3" calcext:value="=1" calcext:base-cell-address="Sheet1.D6"/>
            <calcext:condition calcext:apply-style-name="Untitled2" calcext:value="=&quot;x&quot;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D6:Sheet1.N6 Sheet1.D7:Sheet1.D21">
            <calcext:condition calcext:apply-style-name="Untitled2" calcext:value="=&quot;x&quot;" calcext:base-cell-address="Sheet1.D6"/>
            <calcext:condition calcext:apply-style-name="Untitled3" calcext:value="=1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E7:Sheet1.E21">
            <calcext:condition calcext:apply-style-name="Untitled3" calcext:value="=1" calcext:base-cell-address="Sheet1.E7"/>
            <calcext:condition calcext:apply-style-name="Untitled2" calcext:value="=&quot;x&quot;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E7:Sheet1.E21">
            <calcext:condition calcext:apply-style-name="Untitled2" calcext:value="=&quot;x&quot;" calcext:base-cell-address="Sheet1.E7"/>
            <calcext:condition calcext:apply-style-name="Untitled3" calcext:value="=1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F7:Sheet1.F21">
            <calcext:condition calcext:apply-style-name="Untitled3" calcext:value="=1" calcext:base-cell-address="Sheet1.F7"/>
            <calcext:condition calcext:apply-style-name="Untitled2" calcext:value="=&quot;x&quot;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F7:Sheet1.F21">
            <calcext:condition calcext:apply-style-name="Untitled2" calcext:value="=&quot;x&quot;" calcext:base-cell-address="Sheet1.F7"/>
            <calcext:condition calcext:apply-style-name="Untitled3" calcext:value="=1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G7:Sheet1.G21">
            <calcext:condition calcext:apply-style-name="Untitled3" calcext:value="=1" calcext:base-cell-address="Sheet1.G7"/>
            <calcext:condition calcext:apply-style-name="Untitled2" calcext:value="=&quot;x&quot;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G7:Sheet1.G21">
            <calcext:condition calcext:apply-style-name="Untitled2" calcext:value="=&quot;x&quot;" calcext:base-cell-address="Sheet1.G7"/>
            <calcext:condition calcext:apply-style-name="Untitled3" calcext:value="=1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H7:Sheet1.H21">
            <calcext:condition calcext:apply-style-name="Untitled3" calcext:value="=1" calcext:base-cell-address="Sheet1.H7"/>
            <calcext:condition calcext:apply-style-name="Untitled2" calcext:value="=&quot;x&quot;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H7:Sheet1.H21">
            <calcext:condition calcext:apply-style-name="Untitled2" calcext:value="=&quot;x&quot;" calcext:base-cell-address="Sheet1.H7"/>
            <calcext:condition calcext:apply-style-name="Untitled3" calcext:value="=1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I7:Sheet1.I21">
            <calcext:condition calcext:apply-style-name="Untitled3" calcext:value="=1" calcext:base-cell-address="Sheet1.I7"/>
            <calcext:condition calcext:apply-style-name="Untitled2" calcext:value="=&quot;x&quot;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I7:Sheet1.I21">
            <calcext:condition calcext:apply-style-name="Untitled2" calcext:value="=&quot;x&quot;" calcext:base-cell-address="Sheet1.I7"/>
            <calcext:condition calcext:apply-style-name="Untitled3" calcext:value="=1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J7:Sheet1.J21">
            <calcext:condition calcext:apply-style-name="Untitled3" calcext:value="=1" calcext:base-cell-address="Sheet1.J7"/>
            <calcext:condition calcext:apply-style-name="Untitled2" calcext:value="=&quot;x&quot;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J7:Sheet1.J21">
            <calcext:condition calcext:apply-style-name="Untitled2" calcext:value="=&quot;x&quot;" calcext:base-cell-address="Sheet1.J7"/>
            <calcext:condition calcext:apply-style-name="Untitled3" calcext:value="=1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K7:Sheet1.K21">
            <calcext:condition calcext:apply-style-name="Untitled3" calcext:value="=1" calcext:base-cell-address="Sheet1.K7"/>
            <calcext:condition calcext:apply-style-name="Untitled2" calcext:value="=&quot;x&quot;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K7:Sheet1.K21">
            <calcext:condition calcext:apply-style-name="Untitled2" calcext:value="=&quot;x&quot;" calcext:base-cell-address="Sheet1.K7"/>
            <calcext:condition calcext:apply-style-name="Untitled3" calcext:value="=1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L7:Sheet1.L21">
            <calcext:condition calcext:apply-style-name="Untitled3" calcext:value="=1" calcext:base-cell-address="Sheet1.L7"/>
            <calcext:condition calcext:apply-style-name="Untitled2" calcext:value="=&quot;x&quot;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L7:Sheet1.L21">
            <calcext:condition calcext:apply-style-name="Untitled2" calcext:value="=&quot;x&quot;" calcext:base-cell-address="Sheet1.L7"/>
            <calcext:condition calcext:apply-style-name="Untitled3" calcext:value="=1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M7:Sheet1.M21">
            <calcext:condition calcext:apply-style-name="Untitled3" calcext:value="=1" calcext:base-cell-address="Sheet1.M7"/>
            <calcext:condition calcext:apply-style-name="Untitled2" calcext:value="=&quot;x&quot;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M7:Sheet1.M21">
            <calcext:condition calcext:apply-style-name="Untitled2" calcext:value="=&quot;x&quot;" calcext:base-cell-address="Sheet1.M7"/>
            <calcext:condition calcext:apply-style-name="Untitled3" calcext:value="=1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N7:Sheet1.N21">
            <calcext:condition calcext:apply-style-name="Untitled3" calcext:value="=1" calcext:base-cell-address="Sheet1.N7"/>
            <calcext:condition calcext:apply-style-name="Untitled2" calcext:value="=&quot;x&quot;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N7:Sheet1.N21">
            <calcext:condition calcext:apply-style-name="Untitled2" calcext:value="=&quot;x&quot;" calcext:base-cell-address="Sheet1.N7"/>
            <calcext:condition calcext:apply-style-name="Untitled3" calcext:value="=1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O6:Sheet1.O6">
            <calcext:condition calcext:apply-style-name="Untitled1" calcext:value="=1" calcext:base-cell-address="Sheet1.O6"/>
          </calcext:conditional-format>
          <calcext:conditional-format calcext:target-range-address="Sheet1.O6:Sheet1.O6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7:Sheet1.O21">
            <calcext:condition calcext:apply-style-name="Untitled3" calcext:value="=1" calcext:base-cell-address="Sheet1.O7"/>
            <calcext:condition calcext:apply-style-name="Untitled2" calcext:value="=&quot;x&quot;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O7:Sheet1.O21">
            <calcext:condition calcext:apply-style-name="Untitled2" calcext:value="=&quot;x&quot;" calcext:base-cell-address="Sheet1.O7"/>
            <calcext:condition calcext:apply-style-name="Untitled3" calcext:value="=1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D26:Sheet1.G41">
            <calcext:condition calcext:apply-style-name="Untitled3" calcext:value="=1" calcext:base-cell-address="Sheet1.D26"/>
            <calcext:condition calcext:apply-style-name="Untitled2" calcext:value="=&quot;x&quot;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26:Sheet1.G41">
            <calcext:condition calcext:apply-style-name="Untitled2" calcext:value="=&quot;x&quot;" calcext:base-cell-address="Sheet1.D26"/>
            <calcext:condition calcext:apply-style-name="Untitled3" calcext:value="=1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46:Sheet1.E61">
            <calcext:condition calcext:apply-style-name="Untitled3" calcext:value="=1" calcext:base-cell-address="Sheet1.D46"/>
            <calcext:condition calcext:apply-style-name="Untitled2" calcext:value="=&quot;x&quot;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D46:Sheet1.E61">
            <calcext:condition calcext:apply-style-name="Untitled2" calcext:value="=&quot;x&quot;" calcext:base-cell-address="Sheet1.D46"/>
            <calcext:condition calcext:apply-style-name="Untitled3" calcext:value="=1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F46:Sheet1.F61">
            <calcext:condition calcext:apply-style-name="Untitled3" calcext:value="=1" calcext:base-cell-address="Sheet1.F46"/>
            <calcext:condition calcext:apply-style-name="Untitled2" calcext:value="=&quot;x&quot;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F46:Sheet1.F61">
            <calcext:condition calcext:apply-style-name="Untitled2" calcext:value="=&quot;x&quot;" calcext:base-cell-address="Sheet1.F46"/>
            <calcext:condition calcext:apply-style-name="Untitled3" calcext:value="=1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G46:Sheet1.G61">
            <calcext:condition calcext:apply-style-name="Untitled3" calcext:value="=1" calcext:base-cell-address="Sheet1.G46"/>
            <calcext:condition calcext:apply-style-name="Untitled2" calcext:value="=&quot;x&quot;" calcext:base-cell-address="Sheet1.G46"/>
            <calcext:condition calcext:apply-style-name="Untitled1" calcext:value="=0" calcext:base-cell-address="Sheet1.G46"/>
          </calcext:conditional-format>
          <calcext:conditional-format calcext:target-range-address="Sheet1.G46:Sheet1.G61">
            <calcext:condition calcext:apply-style-name="Untitled2" calcext:value="=&quot;x&quot;" calcext:base-cell-address="Sheet1.G46"/>
            <calcext:condition calcext:apply-style-name="Untitled3" calcext:value="=1" calcext:base-cell-address="Sheet1.G46"/>
            <calcext:condition calcext:apply-style-name="Untitled1" calcext:value="=0" calcext:base-cell-address="Sheet1.G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20:31:43.019789802</dc:date>
    <meta:editing-duration>PT3H12M26S</meta:editing-duration>
    <meta:editing-cycles>31</meta:editing-cycles>
    <meta:generator>LibreOffice/5.1.6.2$Linux_X86_64 LibreOffice_project/10m0$Build-2</meta:generator>
    <meta:document-statistic meta:table-count="1" meta:cell-count="523" meta:object-count="0"/>
  </office:meta>
</office:document-meta>
</file>